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9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479cm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draw:stroke="none" svg:stroke-color="#000000" draw:fill="none" draw:fill-color="#ffffff" fo:min-height="0.957cm"/>
    </style:style>
    <style:style style:name="gr7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Courier New" fo:font-size="8pt" style:font-size-asian="8pt" style:font-size-complex="8pt"/>
    </style:style>
    <style:style style:name="P3" style:family="paragraph">
      <loext:graphic-properties draw:fill="none" draw:fill-color="#ffffff"/>
      <style:text-properties style:font-name="Courier New" fo:font-size="12pt" style:font-size-asian="12pt" style:font-size-complex="12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Courier New" fo:font-size="8pt" style:font-size-asian="8pt" style:font-size-complex="8pt"/>
    </style:style>
    <style:style style:name="T2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cm" svg:x="1cm" svg:y="5.7cm">
          <text:p text:style-name="P1"><text:span text:style-name="T1">num_topology_spl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1cm" svg:x="4.5cm" svg:y="5.7cm">
          <text:p text:style-name="P1"><text:span text:style-name="T1">source_id_delta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1cm" svg:x="8cm" svg:y="5.7cm">
          <text:p text:style-name="P1"><text:span text:style-name="T1">split_id_delta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024cm" svg:height="0.729cm" svg:x="5.376cm" svg:y="4.642cm">
          <draw:text-box>
            <text:p><text:span text:style-name="T2">var32</text:span></text:p>
          </draw:text-box>
        </draw:frame>
        <draw:frame draw:style-name="gr3" draw:text-style-name="P3" draw:layer="layout" svg:width="2.024cm" svg:height="0.758cm" svg:x="8.8cm" svg:y="4.642cm">
          <draw:text-box>
            <text:p><text:span text:style-name="T2">var32</text:span></text:p>
          </draw:text-box>
        </draw:frame>
        <draw:custom-shape draw:style-name="gr4" draw:text-style-name="P4" draw:layer="layout" svg:width="0.2cm" svg:height="0.2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svg:x="12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svg:x="11.9cm" svg:y="6.1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line draw:style-name="gr5" draw:text-style-name="P5" draw:layer="layout" svg:x1="4.5cm" svg:y1="4.5cm" svg:x2="4.5cm" svg:y2="5cm">
          <text:p/>
        </draw:line>
        <draw:line draw:style-name="gr5" draw:text-style-name="P5" draw:layer="layout" svg:x1="12.7cm" svg:y1="4.5cm" svg:x2="12.7cm" svg:y2="5cm">
          <text:p/>
        </draw:line>
        <draw:line draw:style-name="gr5" draw:text-style-name="P5" draw:layer="layout" svg:x1="12.7cm" svg:y1="4.5cm" svg:x2="4.5cm" svg:y2="4.5cm">
          <text:p/>
        </draw:line>
        <draw:frame draw:style-name="gr6" draw:text-style-name="P3" draw:layer="layout" svg:width="6.3cm" svg:height="1.207cm" svg:x="4cm" svg:y="3.7cm">
          <draw:text-box>
            <text:p><text:span text:style-name="T2"><text:s/></text:span><text:span text:style-name="T2">num_topology_splits</text:span></text:p>
          </draw:text-box>
        </draw:frame>
        <draw:frame draw:style-name="gr2" draw:text-style-name="P3" draw:layer="layout" svg:width="2.024cm" svg:height="0.729cm" svg:x="2.1cm" svg:y="4.671cm">
          <draw:text-box>
            <text:p><text:span text:style-name="T2">var32</text:span></text:p>
          </draw:text-box>
        </draw:frame>
        <draw:frame draw:style-name="gr2" draw:text-style-name="P3" draw:layer="layout" svg:width="2.024cm" svg:height="0.729cm" svg:x="13.376cm" svg:y="4.642cm">
          <draw:text-box>
            <text:p><text:span text:style-name="T2">1 bit</text:span></text:p>
          </draw:text-box>
        </draw:frame>
        <draw:custom-shape draw:style-name="gr1" draw:text-style-name="P2" draw:layer="layout" svg:width="3.5cm" svg:height="1cm" svg:x="12.7cm" svg:y="5.7cm">
          <text:p text:style-name="P1"><text:span text:style-name="T1">source_edge_bit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17.2cm" svg:y1="4.5cm" svg:x2="17.2cm" svg:y2="5cm">
          <text:p/>
        </draw:line>
        <draw:line draw:style-name="gr5" draw:text-style-name="P5" draw:layer="layout" svg:x1="17.2cm" svg:y1="4.5cm" svg:x2="12.7cm" svg:y2="4.5cm">
          <text:p/>
        </draw:line>
        <draw:custom-shape draw:style-name="gr4" draw:text-style-name="P4" draw:layer="layout" svg:width="0.2cm" svg:height="0.2cm" svg:x="16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svg:x="16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svg:x="16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6.3cm" svg:height="0.729cm" svg:x="12.3cm" svg:y="3.671cm">
          <draw:text-box>
            <text:p><text:span text:style-name="T2"><text:s/></text:span><text:span text:style-name="T2">num_topology_splits</text:span></text:p>
          </draw:text-box>
        </draw:frame>
        <draw:line draw:style-name="gr7" draw:text-style-name="P1" draw:layer="layout" svg:x1="8cm" svg:y1="5.3cm" svg:x2="11.5cm" svg:y2="5.3cm">
          <text:p/>
        </draw:line>
        <draw:line draw:style-name="gr7" draw:text-style-name="P1" draw:layer="layout" svg:x1="4.5cm" svg:y1="5.3cm" svg:x2="8cm" svg:y2="5.3cm">
          <text:p/>
        </draw:line>
        <draw:line draw:style-name="gr7" draw:text-style-name="P1" draw:layer="layout" svg:x1="1cm" svg:y1="5.3cm" svg:x2="4.5cm" svg:y2="5.3cm">
          <text:p/>
        </draw:line>
        <draw:line draw:style-name="gr7" draw:text-style-name="P1" draw:layer="layout" svg:x1="12.7cm" svg:y1="5.3cm" svg:x2="16.2cm" svg:y2="5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8T13:52:37.075000000</meta:creation-date>
    <dc:date>2019-11-15T10:55:31.212000000</dc:date>
    <meta:editing-duration>PT1H59S</meta:editing-duration>
    <meta:editing-cycles>8</meta:editing-cycles>
    <meta:generator>LibreOffice/6.3.1.2$Windows_X86_64 LibreOffice_project/b79626edf0065ac373bd1df5c28bd630b4424273</meta:generator>
    <meta:document-statistic meta:object-count="25"/>
  </office:meta>
</office:document-meta>
</file>